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montserratSemiBold" svg:font-family="montserratSemiBold, 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cm" fo:margin-right="0cm" fo:margin-top="0cm" fo:margin-bottom="0cm" fo:line-height="140%" fo:orphans="2" fo:widows="2" fo:text-indent="0cm" style:auto-text-indent="false"/>
      <style:text-properties fo:font-variant="normal" fo:text-transform="none" fo:color="#333333" style:font-name="Arial1" fo:letter-spacing="normal" fo:font-style="normal" fo:font-weight="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variant="normal" fo:text-transform="none" fo:color="#333333" style:font-name="Arial1" fo:font-size="11.1999998092651pt" fo:letter-spacing="normal" fo:font-style="normal" fo:font-weight="normal"/>
    </style:style>
    <style:style style:name="P5" style:family="paragraph" style:parent-style-name="Heading_20_2">
      <style:paragraph-properties fo:text-align="start" style:justify-single-word="false"/>
      <style:text-properties fo:font-variant="normal" fo:text-transform="none" fo:color="#333333" style:font-name="montserratSemiBold" fo:font-size="9.10000038146973pt" fo:letter-spacing="normal" fo:font-style="normal" fo:font-weight="normal"/>
    </style:style>
    <style:style style:name="T1" style:family="text">
      <style:text-properties fo:font-variant="normal" fo:text-transform="none" fo:color="#2c82c8" style:text-line-through-style="none" style:font-name="montserratSemiBold" fo:font-size="14pt" fo:letter-spacing="normal" fo:font-style="normal" style:text-underline-style="none" fo:font-weight="normal" style:text-blinking="false"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lm</text:p>
      <text:p text:style-name="P2"/>
      <text:p text:style-name="P3">Titre </text:p>
      <text:p text:style-name="P3">Gladiator</text:p>
      <text:p text:style-name="P3">réalisateur </text:p>
      <text:p text:style-name="P3">Ridley scott</text:p>
      <text:p text:style-name="P3">date de sortie </text:p>
      <text:p text:style-name="P3">20 juin 2000</text:p>
      <text:p text:style-name="P3">genre</text:p>
      <text:p text:style-name="P3">péplum, aventure</text:p>
      <text:p text:style-name="P3">durée </text:p>
      <text:p text:style-name="P3">2h35</text:p>
      <text:p text:style-name="P3">pays</text:p>
      <text:p text:style-name="P3">Américain, Britannique </text:p>
      <text:p text:style-name="P3">Distributeur</text:p>
      <text:p text:style-name="P3">united international pictures (UIP)</text:p>
      <text:h text:style-name="P5" text:outline-level="2">SYNOPSIS ET DÉTAILS</text:h>
      <text:p text:style-name="P1">Le général romain Maximus est le plus fidèle soutien de l'empereur Marc Aurèle, qu'il a conduit de victoire en victoire avec une bravoure et un dévouement exemplaires. Jaloux du prestige de Maximus, et plus encore de l'amour que lui voue l'empereur, le fils de MarcAurèle, Commode, s'arroge brutalement le pouvoir, puis ordonne l'arrestation du général et son exécution. Maximus échappe à ses assassins mais ne peut empêcher le massacre de sa famille. Capturé par un marchand d'esclaves, il devient gladiateur et prépare sa vengeance.</text:p>
      <text:p text:style-name="P3">Critiques</text:p>
      <text:p text:style-name="P3">5*</text:p>
      <text:p text:style-name="P4">Gladiator est une claque monumentale, le meilleur péplum qui existe à ce jour. Un film à mes yeux inégalé, qui m'a fait aimé le cinéma. 2h35 qui se suivent sans soucis, aucune longueur ne pointe son nez. Russell Crowe est incroyable dans le rôle de Maximus (tout simplement le rôle de sa vie). Une véritable bête de charisme qui crève l'écran, avec un Joaquin Phoenix qui est loin d'être en reste (et c'est un sacré exploit). La mise en scène est soignée en tout points (photographie, plans, découpage des combats), la musique de Hans Zimmer est somptueuse (et c'est peu dire): le compositeur nous livre tout simplement sa meilleure bande-originale, grandiose mélange entre l'épique et le lyrisme. Tout comme le film, elle est inoubliable. Le scénario est très bien écrit, avec des thèmes intéressants qui font de Gladiator un blockbuster intelligent, au delà d'être une grande histoire de vengeance et une délicieuse tragédie aux airs grecs. Le chef d'oeuvre du péplum, l'apogée de Ridley Scott ! Un film à voir et à revoir !!! Immanquable ! Mon film préféré !!!!!</text:p>
      <text:p text:style-name="P4"/>
      <text:p text:style-name="P4">5*</text:p>
      <text:p text:style-name="P4">Année 2000, le 21ème siècle vient tout juste de commencer. Le cinéma ne s'attend pas à ce qui se prépare. Une brise tiède fait tournoyer la poussière sur les plateaux hollywoodiens. Une tempête approche et elle apporte avec elle un renouveau que personne n'espérait. Cette tempête a un nom : "Gladiator". On dit que le battement d'ailes d'un papillon en Chine peut provoquer une tornade aux Etats-Unis. Ce phénomène est appelé l'effet papillon. Dans le cas présent, ce n'est pas un battement d'ailes qui a provoqué la tempête "Gladiator" mais le claquement de mains d'un homme : Ridley Scott. Après un passage à vide pendant une bonne partie des années 90, le cinéaste britannique revient sur le devant de la scène sur un char tiré par 4 majestueux pur-sang. Cet homme se met en tête de réaliser un péplum alors que le genre est quasiment tombé dans l'oubli à l'époque. Avec un claquement de mains, Ridley prend sa <text:soft-page-break/>décision, engage pour la première fois Russel Crowe pour le rôle principal et nous sort un film épique, grandiose et émouvant comme on en voit peu. Russel Crowe ne sait pas encore que ce premier film sera suivi par plusieurs autres collaborations avec M. Scott. Il ne sait pas non plus que ce rôle fera de lui un acteur oscarisé et qu'il le projettera sur le devant de la scène. Russel ignore tout cela mais il se donne à fond, interprétant un général romain déchu mais qui garde toujours avec lui force et honneur pour se donner le courage d'avancer malgré les difficultés et de se venger. Il donne vie à Maximus, un héros emblématique, qu'il va imposer par sa prestance, son charisme et son talent. A ses côtés, on trouve un Joaquin Phoenix qui joue un Commodus tout en cruauté. Derrière la caméra, Scott déchaîne son talent. Sa mise en scène sublime le film. Il ne nous avait pas autant épaté et émerveillé depuis "Blade Runner". En privilégiant l'authenticité au spectaculaire, choisissant des paysages magnifiques, s'entourant d'une équipe qui créa des milliers de costumes plus vrais que nature et faisant une nouvelle fois appel à Hans Zimmer pour composer une BO ahurissante de puissance et d'émotion, Ridley Scott réalise un péplum unique et magique qui a lui seul redonna toutes ses lettres de noblesse à un genre tomber dans la désuétude. La tempête "Gladiator" souffla un vent épique qui surpris le tout Hollywood, balayant avec lui les dernières inquiétudes quant au talent de Ridley Scott et donnant une nouvelle vie à un genre qui a encore de beaux jours devant lui.</text:p>
      <text:p text:style-name="P4"/>
      <text:p text:style-name="P4">5*</text:p>
      <text:p text:style-name="P4">Il est impossible de décrire toute la richesse de ce film dans une critique. Ce film est tout simplement le meilleur film de tous les temps selon moi. Il faudra bien plus d'un visionnage pour que le film dévoile toute ses richesses et sa profondeur. La meilleur description serait de dire que "tout est dans Gladiator". Russel Crowe tient ici le rôle de sa vie, il est né pour être Maximus. Un film inéga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montserratSemiBold" svg:font-family="montserratSemiBold, 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16T08:20:23</meta:creation-date>
    <meta:document-statistic meta:table-count="0" meta:image-count="0" meta:object-count="0" meta:page-count="2" meta:paragraph-count="24" meta:word-count="800" meta:character-count="4714"/>
    <dc:date>2020-07-16T08:25:18</dc:date>
    <meta:editing-duration>PT4M57S</meta:editing-duration>
    <meta:editing-cycles>1</meta:editing-cycles>
    <meta:generator>OpenOffice/4.1.2$Unix OpenOffice.org_project/412m3$Build-9782</meta:generator>
  </office:meta>
</office:document-meta>
</file>